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Lucida Sans1" svg:font-family="'Lucida Sans'" style:font-family-generic="swiss"/>
    <style:font-face style:name="Segoe UI" svg:font-family="'Segoe UI'"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447cm" table:align="left" style:writing-mode="lr-tb"/>
    </style:style>
    <style:style style:name="Table1.A" style:family="table-column">
      <style:table-column-properties style:column-width="17.447cm"/>
    </style:style>
    <style:style style:name="Table1.A1" style:family="table-cell">
      <style:table-cell-properties fo:padding="0.049cm" fo:border="0.035cm solid #000000"/>
    </style:style>
    <style:style style:name="Table1.A2" style:family="table-cell">
      <style:table-cell-properties fo:padding-left="0.049cm" fo:padding-right="0.049cm" fo:padding-top="0cm" fo:padding-bottom="0.049cm" fo:border-left="0.035cm solid #000000" fo:border-right="0.035cm solid #000000" fo:border-top="none" fo:border-bottom="0.035cm solid #000000"/>
    </style:style>
    <style:style style:name="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P3" style:family="paragraph" style:parent-style-name="Text_20_body">
      <style:paragraph-properties>
        <style:tab-stops>
          <style:tab-stop style:position="5.398cm"/>
        </style:tab-stops>
      </style:paragraph-properties>
      <style:text-properties style:font-name="Verdana" fo:font-size="10pt" style:font-size-asian="10pt" style:font-size-complex="10pt"/>
    </style:style>
    <style:style style:name="P4" style:family="paragraph" style:parent-style-name="Text_20_body">
      <style:text-properties style:font-name="Verdana" fo:font-size="10pt" style:font-size-asian="8.75pt" style:font-size-complex="10pt"/>
    </style:style>
    <style:style style:name="P5" style:family="paragraph" style:parent-style-name="Table_20_Contents">
      <style:paragraph-properties loext:contextual-spacing="false" fo:margin-top="0cm" fo:margin-bottom="0.499cm"/>
    </style:style>
    <style:style style:name="P6" style:family="paragraph" style:parent-style-name="Table_20_Contents">
      <style:paragraph-properties loext:contextual-spacing="false" fo:margin-top="0cm" fo:margin-bottom="0.499cm"/>
      <style:text-properties style:font-name="Verdana" fo:font-size="10pt" style:font-size-asian="10pt" style:font-size-complex="10pt"/>
    </style:style>
    <style:style style:name="P7" style:family="paragraph" style:parent-style-name="Table_20_Contents">
      <style:paragraph-properties loext:contextual-spacing="false" fo:margin-top="0cm" fo:margin-bottom="0.499cm"/>
      <style:text-properties style:font-name="Verdana" fo:font-size="10pt" fo:font-weight="bold" style:font-size-asian="10pt" style:font-size-complex="10pt"/>
    </style:style>
    <style:style style:name="P8" style:family="paragraph" style:parent-style-name="Table_20_Contents">
      <style:paragraph-properties loext:contextual-spacing="false" fo:margin-left="1.27cm" fo:margin-right="0cm" fo:margin-top="0cm" fo:margin-bottom="0.499cm" fo:text-indent="-0.635cm" style:auto-text-indent="false"/>
      <style:text-properties style:font-name="Verdana" fo:font-size="10pt" style:font-size-asian="10pt" style:font-size-complex="10pt"/>
    </style:style>
    <style:style style:name="P9" style:family="paragraph" style:parent-style-name="Standard">
      <style:paragraph-properties fo:text-align="center" style:justify-single-word="false"/>
      <style:text-properties style:font-name="Verdana" fo:font-size="14pt" style:font-size-asian="14pt" style:font-size-complex="14pt"/>
    </style:style>
    <style:style style:name="P10" style:family="paragraph" style:parent-style-name="Table_20_Contents">
      <style:paragraph-properties loext:contextual-spacing="false" fo:margin-left="0.635cm" fo:margin-right="0cm" fo:margin-top="0cm" fo:margin-bottom="0.499cm" fo:text-indent="0cm" style:auto-text-indent="false"/>
      <style:text-properties style:font-name="Verdana" fo:font-size="10pt" style:font-size-asian="10pt" style:font-size-complex="10pt"/>
    </style:style>
    <style:style style:name="P11" style:family="paragraph" style:parent-style-name="Table_20_Contents">
      <style:paragraph-properties loext:contextual-spacing="false" fo:margin-left="0cm" fo:margin-right="0cm" fo:margin-top="0cm" fo:margin-bottom="0.499cm" fo:text-indent="0cm" style:auto-text-indent="false"/>
      <style:text-properties style:font-name="Verdana" fo:font-size="10pt" style:font-size-asian="10pt" style:font-size-complex="10pt"/>
    </style:style>
    <style:style style:name="P12" style:family="paragraph" style:parent-style-name="Table_20_Contents">
      <style:paragraph-properties loext:contextual-spacing="false" fo:margin-left="1.27cm" fo:margin-right="0cm" fo:margin-top="0cm" fo:margin-bottom="0.499cm" fo:text-indent="0cm" style:auto-text-indent="false"/>
      <style:text-properties style:font-name="Verdana" fo:font-size="10pt" style:font-size-asian="10pt" style:font-size-complex="10pt"/>
    </style:style>
    <style:style style:name="P13" style:family="paragraph" style:parent-style-name="Table_20_Contents">
      <style:paragraph-properties loext:contextual-spacing="false" fo:margin-left="2.54cm" fo:margin-right="0cm" fo:margin-top="0cm" fo:margin-bottom="0.499cm" fo:text-indent="0cm" style:auto-text-indent="false"/>
      <style:text-properties style:font-name="Verdana" fo:font-size="10pt" style:font-size-asian="10pt" style:font-size-complex="10pt"/>
    </style:style>
    <style:style style:name="P14"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15" style:family="paragraph" style:parent-style-name="Table_20_Contents">
      <style:paragraph-properties loext:contextual-spacing="false" fo:margin-left="0.635cm" fo:margin-right="0cm" fo:margin-top="0cm" fo:margin-bottom="0.499cm" fo:text-indent="0cm" style:auto-text-indent="false"/>
      <style:text-properties fo:font-variant="normal" fo:text-transform="none"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variant="normal" fo:text-transform="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S 192 AY 2014-2015</text:p>
      <text:p text:style-name="P9">Lessons Learned Report</text:p>
      <text:p text:style-name="P3"><office:annotation><dc:date>2015-02-03T16:20:26.30</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5-02-03T16:20:26.58</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0" Name="header"/&gt;</text:p><text:p><text:s text:c="2"/>&lt;w:LsdException Locked="false" Priority="35" QFormat="true" Name="caption"/&gt;</text:p><text:p><text:s text:c="2"/>&lt;w:LsdException Locked="false" Priority="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office:annotation><dc:date>2015-02-03T16:20:26.60</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0.0pt;</text:p><text:p><text:tab/>font-family:"Times New Roman";}</text:p><text:p>&lt;/style&gt;</text:p><text:p>&lt;![endif]--&gt;</text:p></office:annotation></text:p>
      <table:table table:name="Table1" table:style-name="Table1">
        <table:table-column table:style-name="Table1.A"/>
        <table:table-row>
          <table:table-cell table:style-name="Table1.A1" office:value-type="string">
            <text:p text:style-name="P7">Prepared by: Camille Grace Bacister</text:p>
            <text:p text:style-name="P7">Date: March 4, 2016</text:p>
            <text:p text:style-name="P7">Project Name: Watudu</text:p>
            <text:p text:style-name="P7">Client: Ma'am Annette</text:p>
            <text:p text:style-name="P7">Sprint Number: 3</text:p>
          </table:table-cell>
        </table:table-row>
        <table:table-row>
          <table:table-cell table:style-name="Table1.A2" office:value-type="string">
            <text:p text:style-name="P10">1. <text:span text:style-name="T2"><text:s/>What were the main lessons your team learned in this sprint?</text:span></text:p>
            <text:p text:style-name="P15">Focus on what needs to be done immediately, but also give time to other features. This sprint we dealt mainly on how to connect the database of the web application to our mobile applcation, but we focused so much that we forgot to enhance the other features as well. As we go along the sprints, we're starting to realize what is more important than the other so I think as we go along, we're going to decide better on things.</text:p>
            <text:p text:style-name="P11"/>
            <text:p text:style-name="P6"/>
            <text:p text:style-name="P8">2. <text:s text:c="2"/>Describe one example of what went right in this sprint.</text:p>
            <text:p text:style-name="P13">We decided to search together during our overnight and decided to work with two different works. From the previous sprints, we also divide the work but usually the works are connected or almost similar to each other so we can guide one another. However this sprint, our works are far from each other so I think that went right this sprint!</text:p>
            <text:p text:style-name="P6"/>
            <text:p text:style-name="P6"/>
            <text:p text:style-name="P8">3.<text:span text:style-name="T2"> <text:s text:c="3"/></text:span>Describe one example of what went wrong in this sprint.</text:p>
            <text:p text:style-name="P13">Cramming and over looking the time remaining. It's very hard to get away with this but I know we can make it! </text:p>
            <text:p text:style-name="P8"/>
            <text:p text:style-name="P8"/>
            <text:p text:style-name="P8"/>
            <text:p text:style-name="P8"><text:soft-page-break/></text:p>
            <text:p text:style-name="P8"/>
            <text:p text:style-name="P8"/>
            <text:p text:style-name="P8">4.<text:span text:style-name="T2"> <text:s text:c="3"/></text:span>What will you do differently on the next sprint based on your experience working on this current sprint?</text:p>
            <text:p text:style-name="P12">Ask for help when lost. Android studio is really hard to work on because it is unpredictable. One moment it will work the other it won't, so I think we should consult other groups who also works with the same technology as ours or ask others who are already done and already have a vast knowledge about it. We should also not waste time to do things little by little and give ample time for revisions and additional works.</text:p>
            <text:p text:style-name="P6"/>
            <text:p text:style-name="P5"/>
          </table:table-cell>
        </table:table-row>
        <table:table-row>
          <table:table-cell table:style-name="Table1.A2" office:value-type="string">
            <text:p text:style-name="P10"/>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Lucida Sans1" svg:font-family="'Lucida Sans'" style:font-family-generic="swiss"/>
    <style:font-face style:name="Segoe UI" svg:font-family="'Segoe UI'"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HD General Programming Standards and Guidelines Summary Document</dc:title>
    <meta:initial-creator>LawrenceB</meta:initial-creator>
    <meta:creation-date>2007-08-13T11:01:00</meta:creation-date>
    <dc:date>2016-03-04T17:13:23</dc:date>
    <meta:print-date>2006-07-28T14:33:00</meta:print-date>
    <meta:editing-cycles>13</meta:editing-cycles>
    <meta:editing-duration>PT3H6M36S</meta:editing-duration>
    <meta:generator>OpenOffice/4.1.2$Win32 OpenOffice.org_project/412m3$Build-9782</meta:generator>
    <meta:document-statistic meta:table-count="1" meta:image-count="0" meta:object-count="0" meta:page-count="2" meta:paragraph-count="18" meta:word-count="324" meta:character-count="1750"/>
  </office:meta>
</office:document-meta>
</file>